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3.808cm" fo:margin-left="1.289cm" table:align="left" style:writing-mode="lr-tb"/>
    </style:style>
    <style:style style:name="Таблица1.A" style:family="table-column">
      <style:table-column-properties style:column-width="4.697cm"/>
    </style:style>
    <style:style style:name="Таблица1.B" style:family="table-column">
      <style:table-column-properties style:column-width="9.11cm"/>
    </style:style>
    <style:style style:name="Таблица1.1" style:family="table-row">
      <style:table-row-properties style:min-row-height="0.79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text-properties fo:color="#000000" style:font-name="Ubuntu"/>
    </style:style>
    <style:style style:name="P2" style:family="paragraph" style:parent-style-name="Table_20_Contents">
      <style:text-properties style:font-name="Ubuntu"/>
    </style:style>
    <style:style style:name="P3" style:family="paragraph" style:parent-style-name="Table_20_Contents">
      <style:text-properties style:font-name="Ubuntu" officeooo:rsid="0013253b" officeooo:paragraph-rsid="0013253b"/>
    </style:style>
    <style:style style:name="P4" style:family="paragraph" style:parent-style-name="Table_20_Contents">
      <style:text-properties style:font-name="Ubuntu" officeooo:rsid="0012b641" officeooo:paragraph-rsid="0012b641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text-properties fo:color="#000000" style:font-name="Ubuntu"/>
    </style:style>
    <style:style style:name="P7" style:family="paragraph" style:parent-style-name="List_20_Paragraph" style:list-style-name="WWNum1">
      <style:text-properties fo:color="#000000" style:font-name="Ubuntu" officeooo:paragraph-rsid="001039fa"/>
    </style:style>
    <style:style style:name="P8" style:family="paragraph" style:parent-style-name="List_20_Paragraph" style:list-style-name="WWNum1">
      <style:text-properties fo:color="#000000" style:font-name="Ubuntu" officeooo:paragraph-rsid="0014d41d"/>
    </style:style>
    <style:style style:name="P9" style:family="paragraph" style:parent-style-name="List_20_Paragraph" style:list-style-name="WWNum1">
      <style:text-properties fo:color="#000000" style:font-name="Ubuntu" officeooo:paragraph-rsid="001e8a7c"/>
    </style:style>
    <style:style style:name="P10" style:family="paragraph" style:parent-style-name="List_20_Paragraph" style:list-style-name="WWNum1">
      <style:text-properties fo:color="#000000" style:font-name="Ubuntu" officeooo:paragraph-rsid="001f3343"/>
    </style:style>
    <style:style style:name="P11" style:family="paragraph" style:parent-style-name="List_20_Paragraph" style:list-style-name="WWNum1">
      <style:text-properties fo:color="#000000" style:font-name="Ubuntu" officeooo:paragraph-rsid="001c5a8e"/>
    </style:style>
    <style:style style:name="P12" style:family="paragraph" style:parent-style-name="List_20_Paragraph" style:list-style-name="WWNum1">
      <style:text-properties fo:color="#000000" style:font-name="Ubuntu" officeooo:paragraph-rsid="003da5e5"/>
    </style:style>
    <style:style style:name="P13" style:family="paragraph" style:parent-style-name="List_20_Paragraph" style:list-style-name="WWNum1">
      <style:text-properties fo:color="#000000" style:font-name="Ubuntu" officeooo:paragraph-rsid="002b0c03"/>
    </style:style>
    <style:style style:name="P14" style:family="paragraph" style:parent-style-name="List_20_Paragraph" style:list-style-name="WWNum1">
      <style:text-properties fo:color="#000000" style:font-name="Ubuntu" officeooo:paragraph-rsid="00421bdc"/>
    </style:style>
    <style:style style:name="P15" style:family="paragraph" style:parent-style-name="List_20_Paragraph" style:list-style-name="WWNum1">
      <style:text-properties fo:color="#000000" style:font-name="Ubuntu" officeooo:paragraph-rsid="00301004"/>
    </style:style>
    <style:style style:name="P16" style:family="paragraph" style:parent-style-name="List_20_Paragraph" style:list-style-name="WWNum1">
      <style:text-properties fo:color="#000000" style:font-name="Ubuntu" officeooo:paragraph-rsid="004d336c"/>
    </style:style>
    <style:style style:name="P17" style:family="paragraph" style:parent-style-name="List_20_Paragraph" style:list-style-name="WWNum1">
      <style:text-properties fo:color="#000000" style:font-name="Ubuntu" officeooo:rsid="00110616" officeooo:paragraph-rsid="00110616"/>
    </style:style>
    <style:style style:name="P18" style:family="paragraph" style:parent-style-name="List_20_Paragraph" style:list-style-name="WWNum1">
      <style:text-properties fo:color="#000000" style:font-name="Ubuntu" fo:font-weight="bold" style:font-weight-asian="bold" style:font-weight-complex="bold"/>
    </style:style>
    <style:style style:name="P19" style:family="paragraph" style:parent-style-name="List_20_Paragraph" style:list-style-name="WWNum1">
      <style:text-properties fo:color="#000000" style:font-name="Ubuntu" officeooo:rsid="001e8a7c" officeooo:paragraph-rsid="001e8a7c"/>
    </style:style>
    <style:style style:name="P20" style:family="paragraph" style:parent-style-name="List_20_Paragraph" style:list-style-name="WWNum1">
      <style:text-properties fo:color="#000000" style:font-name="Ubuntu" officeooo:rsid="003da5e5" officeooo:paragraph-rsid="003da5e5"/>
    </style:style>
    <style:style style:name="P21" style:family="paragraph" style:parent-style-name="List_20_Paragraph" style:list-style-name="WWNum1">
      <style:text-properties fo:color="#000000" style:font-name="Ubuntu" officeooo:rsid="003e3656" officeooo:paragraph-rsid="003e3656"/>
    </style:style>
    <style:style style:name="P22" style:family="paragraph" style:parent-style-name="List_20_Paragraph" style:list-style-name="WWNum1">
      <style:text-properties fo:color="#000000" style:font-name="Ubuntu" officeooo:rsid="004827ca" officeooo:paragraph-rsid="004827ca"/>
    </style:style>
    <style:style style:name="P23" style:family="paragraph" style:parent-style-name="List_20_Paragraph" style:list-style-name="WWNum1">
      <style:text-properties fo:color="#000000" style:font-name="Ubuntu" officeooo:rsid="002e164a" officeooo:paragraph-rsid="002e164a"/>
    </style:style>
    <style:style style:name="P24" style:family="paragraph" style:parent-style-name="List_20_Paragraph" style:list-style-name="WWNum1">
      <style:text-properties fo:color="#000000" style:font-name="Ubuntu" officeooo:rsid="00301004" officeooo:paragraph-rsid="00301004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fo:color="#000000" style:font-name="Ubuntu" officeooo:paragraph-rsid="0012b641"/>
    </style:style>
    <style:style style:name="P26" style:family="paragraph" style:parent-style-name="List_20_Paragraph" style:list-style-name="WWNum1" style:master-page-name="Standard">
      <style:paragraph-properties style:page-number="auto"/>
      <style:text-properties fo:color="#000000" style:font-name="Ubuntu"/>
    </style:style>
    <style:style style:name="T1" style:family="text">
      <style:text-properties fo:language="en" fo:country="US"/>
    </style:style>
    <style:style style:name="T2" style:family="text">
      <style:text-properties officeooo:rsid="0007ed3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d41d" style:font-weight-asian="bold" style:font-weight-complex="bold"/>
    </style:style>
    <style:style style:name="T5" style:family="text">
      <style:text-properties officeooo:rsid="00093862"/>
    </style:style>
    <style:style style:name="T6" style:family="text">
      <style:text-properties officeooo:rsid="000ed53e"/>
    </style:style>
    <style:style style:name="T7" style:family="text">
      <style:text-properties officeooo:rsid="001039fa"/>
    </style:style>
    <style:style style:name="T8" style:family="text">
      <style:text-properties officeooo:rsid="00110616"/>
    </style:style>
    <style:style style:name="T9" style:family="text">
      <style:text-properties officeooo:rsid="0012b641"/>
    </style:style>
    <style:style style:name="T10" style:family="text">
      <style:text-properties fo:font-size="5pt" officeooo:rsid="0013253b" style:font-size-asian="5pt" style:font-size-complex="5pt"/>
    </style:style>
    <style:style style:name="T11" style:family="text">
      <style:text-properties officeooo:rsid="0014d41d"/>
    </style:style>
    <style:style style:name="T12" style:family="text">
      <style:text-properties officeooo:rsid="001e8a7c"/>
    </style:style>
    <style:style style:name="T13" style:family="text">
      <style:text-properties style:font-name="Ubuntu"/>
    </style:style>
    <style:style style:name="T14" style:family="text">
      <style:text-properties style:font-name="Ubuntu" fo:font-size="11pt" fo:language="ru" fo:country="RU" fo:font-style="normal" officeooo:rsid="0017ec54" style:font-size-asian="11pt" style:font-style-asian="normal" style:font-size-complex="11pt" style:font-style-complex="normal"/>
    </style:style>
    <style:style style:name="T15" style:family="text">
      <style:text-properties style:font-name="Ubuntu" officeooo:rsid="002b0c03"/>
    </style:style>
    <style:style style:name="T16" style:family="text">
      <style:text-properties officeooo:rsid="00211f52"/>
    </style:style>
    <style:style style:name="T17" style:family="text">
      <style:text-properties officeooo:rsid="0021f625"/>
    </style:style>
    <style:style style:name="T18" style:family="text">
      <style:text-properties officeooo:rsid="0022c0cd"/>
    </style:style>
    <style:style style:name="T19" style:family="text">
      <style:text-properties officeooo:rsid="0022ccd2"/>
    </style:style>
    <style:style style:name="T20" style:family="text">
      <style:text-properties officeooo:rsid="0023eaca"/>
    </style:style>
    <style:style style:name="T21" style:family="text">
      <style:text-properties officeooo:rsid="0028004a"/>
    </style:style>
    <style:style style:name="T22" style:family="text">
      <style:text-properties officeooo:rsid="0029e9c1"/>
    </style:style>
    <style:style style:name="T23" style:family="text">
      <style:text-properties fo:color="#000000" style:font-name="Ubuntu"/>
    </style:style>
    <style:style style:name="T24" style:family="text">
      <style:text-properties fo:color="#000000" style:font-name="Ubuntu" fo:language="en" fo:country="US"/>
    </style:style>
    <style:style style:name="T25" style:family="text">
      <style:text-properties fo:color="#000000" style:font-name="Ubuntu" fo:font-weight="bold" style:font-weight-asian="bold" style:font-weight-complex="bold"/>
    </style:style>
    <style:style style:name="T26" style:family="text">
      <style:text-properties fo:color="#000000" style:font-name="Ubuntu" officeooo:rsid="002c02b4"/>
    </style:style>
    <style:style style:name="T27" style:family="text">
      <style:text-properties officeooo:rsid="002c02b4"/>
    </style:style>
    <style:style style:name="T28" style:family="text">
      <style:text-properties officeooo:rsid="002d5e08"/>
    </style:style>
    <style:style style:name="T29" style:family="text">
      <style:text-properties officeooo:rsid="002e164a"/>
    </style:style>
    <style:style style:name="T30" style:family="text">
      <style:text-properties officeooo:rsid="00301004"/>
    </style:style>
    <style:style style:name="T31" style:family="text">
      <style:text-properties officeooo:rsid="00340bfd"/>
    </style:style>
    <style:style style:name="T32" style:family="text">
      <style:text-properties officeooo:rsid="00421bdc"/>
    </style:style>
    <style:style style:name="T33" style:family="text">
      <style:text-properties officeooo:rsid="0042c58c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4827ca"/>
    </style:style>
    <style:style style:name="T36" style:family="text">
      <style:text-properties officeooo:rsid="0048e59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734472" text:style-name="WWNum1">
        <text:list-item>
          <text:p text:style-name="P26"><text:span text:style-name="T3">Колебания</text:span> (определение) — <text:span text:style-name="T2">процессы, обладающие повторяемостью во времени.</text:span></text:p>
        </text:list-item>
        <text:list-item>
          <text:p text:style-name="P6"><text:bookmark text:name="_GoBack"/><text:span text:style-name="T3">Механические колебания</text:span> (определение) — <text:span text:style-name="T2">движения, которые точно или приблизительно точно повторяются через определенные интервалы времени.</text:span></text:p>
        </text:list-item>
        <text:list-item>
          <text:p text:style-name="P6"><text:span text:style-name="T3">Электромагнитные колебания</text:span> (определение) — <text:span text:style-name="T5">изменения заряда, силы тока и напряжения, которые точно или приблизительно точно повторяются через определенные интервалы времени. </text:span></text:p>
        </text:list-item>
        <text:list-item>
          <text:p text:style-name="P6"><text:span text:style-name="T3">Период</text:span> (определение)<draw:frame draw:style-name="fr1" draw:name="Объект1" text:anchor-type="as-char" svg:y="-0.453cm" svg:width="2.413cm" svg:height="0.624cm" draw:z-index="0"><draw:object xlink:href="./Object 1" xlink:type="simple" xlink:show="embed" xlink:actuate="onLoad"/><draw:image xlink:href="./ObjectReplacements/Object 1" xlink:type="simple" xlink:show="embed" xlink:actuate="onLoad"/></draw:frame> — <text:span text:style-name="T5">минимальный интервал времени, через который происходит повторение движения тела (изменения q, I, U).</text:span></text:p>
        </text:list-item>
        <text:list-item>
          <text:p text:style-name="P6"><text:span text:style-name="T3">Частота</text:span> (определение)<draw:frame draw:style-name="fr1" draw:name="Объект8" text:anchor-type="as-char" svg:y="-0.413cm" svg:width="2.371cm" svg:height="0.624cm" draw:z-index="1"><draw:object xlink:href="./Object 8" xlink:type="simple" xlink:show="embed" xlink:actuate="onLoad"/><draw:image xlink:href="./ObjectReplacements/Object 8" xlink:type="simple" xlink:show="embed" xlink:actuate="onLoad"/></draw:frame> — <text:span text:style-name="T6">физическая величина, обратная периоду колебаний, показывающая, сколько колебаний совершается за 1 секунду.</text:span></text:p>
        </text:list-item>
        <text:list-item>
          <text:p text:style-name="P6"><text:span text:style-name="T3">Амплитуда</text:span> (определение) — <text:span text:style-name="T7">максимальное отклонение от положения равновесия за 1 период.</text:span></text:p>
        </text:list-item>
        <text:list-item>
          <text:p text:style-name="P6"><text:span text:style-name="T3">Фаза</text:span> (определение)<draw:frame draw:style-name="fr1" draw:name="Объект9" text:anchor-type="as-char" svg:y="-0.377cm" svg:width="1.52cm" svg:height="0.531cm" draw:z-index="2"><draw:object xlink:href="./Object 9" xlink:type="simple" xlink:show="embed" xlink:actuate="onLoad"/><draw:image xlink:href="./ObjectReplacements/Object 9" xlink:type="simple" xlink:show="embed" xlink:actuate="onLoad"/></draw:frame> — <text:span text:style-name="T7">физическая величина, характеризующая состояние колебательной системы в данный момент времени.</text:span></text:p>
        </text:list-item>
        <text:list-item>
          <text:p text:style-name="P7"><text:span text:style-name="T3">Начальная фаза</text:span> (определение)<draw:frame draw:style-name="fr1" draw:name="Объект10" text:anchor-type="as-char" svg:y="-0.213cm" svg:width="0.603cm" svg:height="0.369cm" draw:z-index="3"><draw:object xlink:href="./Object 10" xlink:type="simple" xlink:show="embed" xlink:actuate="onLoad"/><draw:image xlink:href="./ObjectReplacements/Object 10" xlink:type="simple" xlink:show="embed" xlink:actuate="onLoad"/></draw:frame> — <text:span text:style-name="T7">физическая величина, характеризующая состояние колебательной системы в начальный момент времени.</text:span></text:p>
        </text:list-item>
        <text:list-item>
          <text:p text:style-name="P6"><text:span text:style-name="T3">Свободные колебания</text:span> (определение) — <text:span text:style-name="T7">колебания, совершаемые под действием внутренних сил системы, после вывода ее из состояния равновесия.</text:span></text:p>
        </text:list-item>
        <text:list-item>
          <text:p text:style-name="P6"><text:span text:style-name="T3">Вынужденные колебания</text:span> (определение) — <text:span text:style-name="T7">колебания, происходящие под действием внешних периодически изменяющихся сил.</text:span></text:p>
        </text:list-item>
        <text:list-item>
          <text:p text:style-name="P6"><text:span text:style-name="T3">Автоколебания</text:span> (определение) — <text:span text:style-name="T8">незатухающие колебания, которые могут существовать в системе без воздействия на на нее внешних периодических сил.</text:span></text:p>
        </text:list-item>
        <text:list-item>
          <text:p text:style-name="P6"><text:span text:style-name="T3">Условия существования свободных колебаний</text:span> — </text:p>
          <text:p text:style-name="P17">1) наличие устойчивого состояния и сил возвращающих в него</text:p>
          <text:p text:style-name="P17">2) отсутствие трения</text:p>
        </text:list-item>
        <text:list-item>
          <text:p text:style-name="P6"><text:span text:style-name="T3">Гармонические колебания</text:span> (определение) — <text:span text:style-name="T9">колебания, которые описываются гармоническим законом (синусоидальным, косинусоидальным).</text:span></text:p>
        </text:list-item>
        <text:list-item>
          <text:p text:style-name="P6"><text:span text:style-name="T3">Уравнение гармонических колебаний в общем виде</text:span> (формула) — <draw:frame draw:style-name="fr1" draw:name="Объект11" text:anchor-type="as-char" svg:y="-0.386cm" svg:width="3.739cm" svg:height="0.542cm" draw:z-index="4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6"><text:span text:style-name="T3">Уравнение координаты, скорости, ускорения, заряда, напряжения, тока при свободных гармонических колебаниях</text:span> (из координаты получить уравнение скорость и ускорение, из заряда уравнение напряжение и тока)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Уравнение координаты</text:p>
          </table:table-cell>
          <table:table-cell table:style-name="Таблица1.B1" office:value-type="string">
            <text:p text:style-name="P2"><draw:frame draw:style-name="fr1" draw:name="Объект12" text:anchor-type="as-char" svg:y="-0.386cm" svg:width="3.397cm" svg:height="0.542cm" draw:z-index="5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4">Уравнение скорости</text:p>
          </table:table-cell>
          <table:table-cell table:style-name="Таблица1.B2" office:value-type="string">
            <text:p text:style-name="P2"><draw:frame draw:style-name="fr1" draw:name="Объект13" text:anchor-type="as-char" svg:y="-0.386cm" svg:width="8.042cm" svg:height="0.557cm" draw:z-index="6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3">Уравнение ускорения</text:p>
          </table:table-cell>
          <table:table-cell table:style-name="Таблица1.B2" office:value-type="string">
            <text:p text:style-name="P2"><draw:frame draw:style-name="fr1" draw:name="Объект14" text:anchor-type="as-char" svg:y="-0.437cm" svg:width="8.107cm" svg:height="0.609cm" draw:z-index="7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3">Уравнение заряда</text:p>
          </table:table-cell>
          <table:table-cell table:style-name="Таблица1.B2" office:value-type="string">
            <text:p text:style-name="P2"><draw:frame draw:style-name="fr1" draw:name="Объект15" text:anchor-type="as-char" svg:y="-0.386cm" svg:width="3.736cm" svg:height="0.542cm" draw:z-index="8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3">Уравнение силы тока </text:p>
          </table:table-cell>
          <table:table-cell table:style-name="Таблица1.B2" office:value-type="string">
            <text:p text:style-name="P2"><draw:frame draw:style-name="fr1" draw:name="Объект16" text:anchor-type="as-char" svg:y="-0.437cm" svg:width="8.701cm" svg:height="0.609cm" draw:z-index="9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3">Уравнение напряжения</text:p>
          </table:table-cell>
          <table:table-cell table:style-name="Таблица1.B2" office:value-type="string">
            <text:p text:style-name="P2"><draw:frame draw:style-name="fr1" draw:name="Объект17" text:anchor-type="as-char" svg:y="-0.683cm" svg:width="5.085cm" svg:height="1.062cm" draw:z-index="10"><draw:object xlink:href="./Object 17" xlink:type="simple" xlink:show="embed" xlink:actuate="onLoad"/><draw:image xlink:href="./ObjectReplacements/Object 17" xlink:type="simple" xlink:show="embed" xlink:actuate="onLoad"/><svg:desc>формула</svg:desc></draw:frame><draw:frame draw:style-name="fr1" draw:name="Объект18" text:anchor-type="as-char" svg:y="-0.377cm" svg:width="0.413cm" svg:height="0.467cm" draw:z-index="11"><draw:object xlink:href="./Object 18" xlink:type="simple" xlink:show="embed" xlink:actuate="onLoad"/><draw:image xlink:href="./ObjectReplacements/Object 18" xlink:type="simple" xlink:show="embed" xlink:actuate="onLoad"/></draw:frame>- <text:span text:style-name="T10">максимальное напряжение</text:span></text:p>
          </table:table-cell>
        </table:table-row>
      </table:table>
      <text:p text:style-name="P25"><text:soft-page-break/></text:p>
      <text:list xml:id="list214522512157447" text:continue-numbering="true" text:style-name="WWNum1">
        <text:list-item>
          <text:p text:style-name="P8"><text:span text:style-name="T3">Действующие значения тока и напряжени</text:span><text:span text:style-name="T4">я</text:span> (формула) — </text:p>
          <text:p text:style-name="P8"><draw:frame draw:style-name="fr1" draw:name="Объект23" text:anchor-type="as-char" svg:y="-0.683cm" svg:width="4.427cm" svg:height="1.097cm" draw:z-index="12"><draw:object xlink:href="./Object 23" xlink:type="simple" xlink:show="embed" xlink:actuate="onLoad"/><draw:image xlink:href="./ObjectReplacements/Object 23" xlink:type="simple" xlink:show="embed" xlink:actuate="onLoad"/></draw:frame></text:p>
        </text:list-item>
        <text:list-item>
          <text:p text:style-name="P6"><text:span text:style-name="T3">Трансформатор</text:span> (определение) — <text:span text:style-name="T11">устройство для повышения или понижения напряжения.</text:span></text:p>
        </text:list-item>
        <text:list-item>
          <text:p text:style-name="P9"><text:span text:style-name="T3">Потери энергии в трансформаторе</text:span> — <text:span text:style-name="T12">возникают за счет:</text:span></text:p>
          <text:list>
            <text:list-item>
              <text:p text:style-name="P19">выделения тепла при нагревании обмоток (Ag, Cu)</text:p>
            </text:list-item>
            <text:list-item>
              <text:p text:style-name="P19">нагревания сердечника из-за токов Фуко (изолированные пластины стали)</text:p>
            </text:list-item>
            <text:list-item>
              <text:p text:style-name="P19">потерь перемагничивания сердечника пропорциональных площади петли гистерезиса (трансформаторная сталь) </text:p>
            </text:list-item>
          </text:list>
        </text:list-item>
        <text:list-item>
          <text:p text:style-name="P10"><text:span text:style-name="T3">Закон Фарадея</text:span> - <text:span text:style-name="T14">при изменении магнитного потока в проводящем контуре возникает ЭДС индукции</text:span><text:span text:style-name="T14"><draw:frame draw:style-name="fr1" draw:name="Объект26" text:anchor-type="as-char" svg:y="-0.319cm" svg:width="0.783cm" svg:height="0.474cm" draw:z-index="13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4">, равная <text:s/>скорости изменения магнитного потока через поверхность, ограниченную контуром, взятой со знаком минус.</text:span></text:p>
          <text:p text:style-name="P10"><text:span text:style-name="T14"><draw:frame draw:style-name="fr1" draw:name="Объект27" text:anchor-type="as-char" svg:y="-0.619cm" svg:width="2.143cm" svg:height="0.998cm" draw:z-index="14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3"><text:s/></text:span></text:p>
        </text:list-item>
        <text:list-item>
          <text:p text:style-name="P6"><text:span text:style-name="T3">Мощность цепи переменного тока</text:span> — <text:span text:style-name="T31">произведение действующих силы тока и напряжения и коэффициента мощности. </text:span><text:span text:style-name="T31"><draw:frame draw:style-name="fr1" draw:name="Объект39" text:anchor-type="as-char" svg:y="-0.377cm" svg:width="3.066cm" svg:height="0.531cm" draw:z-index="23"><draw:object xlink:href="./Object 39" xlink:type="simple" xlink:show="embed" xlink:actuate="onLoad"/><draw:image xlink:href="./ObjectReplacements/Object 39" xlink:type="simple" xlink:show="embed" xlink:actuate="onLoad"/></draw:frame></text:span></text:p>
        </text:list-item>
        <text:list-item>
          <text:p text:style-name="P6"><text:span text:style-name="T3">Волна</text:span> (определение) — <text:span text:style-name="T17">процесс распространения колебаний в среде.</text:span></text:p>
        </text:list-item>
        <text:list-item>
          <text:p text:style-name="P6"><text:span text:style-name="T3">Звук</text:span> (определение) — <text:span text:style-name="T31">волны, воспринимаемые человеческим ухом.</text:span></text:p>
        </text:list-item>
        <text:list-item>
          <text:p text:style-name="P6"><text:span text:style-name="T3">Продольная волна</text:span> (определение) — <text:span text:style-name="T17">волна, направление колебаний которой совпадает с направлением распределения (сжатие, растяжение).</text:span></text:p>
        </text:list-item>
        <text:list-item>
          <text:p text:style-name="P6"><text:span text:style-name="T3">Поперечная волна</text:span> (определение) — <text:span text:style-name="T17">волна, направление колебаний которой перпендикулярно направлению распределения (деформация сдвига).</text:span></text:p>
        </text:list-item>
        <text:list-item>
          <text:p text:style-name="P6"><text:span text:style-name="T3">Гармоническая волна</text:span> (определение) — <text:span text:style-name="T18">волна, любая точка которой совершает гармонические колебания.</text:span></text:p>
        </text:list-item>
        <text:list-item>
          <text:p text:style-name="P6"><text:span text:style-name="T3">Скорость волны</text:span> (определение)<draw:frame draw:style-name="fr1" draw:name="Объект31" text:anchor-type="as-char" svg:y="-0.377cm" svg:width="1.328cm" svg:height="0.467cm" draw:z-index="15"><draw:object xlink:href="./Object 31" xlink:type="simple" xlink:show="embed" xlink:actuate="onLoad"/><draw:image xlink:href="./ObjectReplacements/Object 31" xlink:type="simple" xlink:show="embed" xlink:actuate="onLoad"/></draw:frame> — <text:span text:style-name="T19">расстояние, на которое распространяется волна за единицу времени.</text:span></text:p>
        </text:list-item>
        <text:list-item>
          <text:p text:style-name="P6"><text:span text:style-name="T3">Длина волны</text:span> (определение)<draw:frame draw:style-name="fr1" draw:name="Объект32" text:anchor-type="as-char" svg:y="-0.377cm" svg:width="1.363cm" svg:height="0.467cm" draw:z-index="16"><draw:object xlink:href="./Object 32" xlink:type="simple" xlink:show="embed" xlink:actuate="onLoad"/><draw:image xlink:href="./ObjectReplacements/Object 32" xlink:type="simple" xlink:show="embed" xlink:actuate="onLoad"/></draw:frame> — <text:span text:style-name="T18">расстояние между двумя соседними точками, колеблющимися в одинаковых фазах.</text:span></text:p>
        </text:list-item>
        <text:list-item>
          <text:p text:style-name="P6"><text:span text:style-name="T3">Луч</text:span> (определение) — <text:span text:style-name="T19">линии, нормальные к волновой поверхности.</text:span></text:p>
        </text:list-item>
        <text:list-item>
          <text:p text:style-name="P6"><text:span text:style-name="T3">Волновые поверхности</text:span> (определение) — <text:span text:style-name="T19">поверхности равной фазы.</text:span></text:p>
        </text:list-item>
        <text:list-item>
          <text:p text:style-name="P6"><text:span text:style-name="T3">Фронт волны</text:span> (определение) — <text:span text:style-name="T19">совокупность точек среды, до которых дошли колебания к данному моменту времени.</text:span></text:p>
        </text:list-item>
        <text:list-item>
          <text:p text:style-name="P6"><text:span text:style-name="T3">Интерференция</text:span> (определение) — <text:span text:style-name="T20">сложение волн в пространстве, при <text:s/>котором образуется постоянное во времени распределение амплитуды результирующих колебаний в различных точках пространства.</text:span></text:p>
        </text:list-item>
        <text:list-item>
          <text:p text:style-name="P6"><text:span text:style-name="T3">Дифракция</text:span><text:span text:style-name="T1"> </text:span>(определение) — <text:span text:style-name="T27">отклонение от прямолинейного распространения волн, огибание волнами препятствий.</text:span></text:p>
        </text:list-item>
        <text:list-item>
          <text:p text:style-name="P6"><text:span text:style-name="T3">Уравнение бегущей волны </text:span>(формула) —<draw:frame draw:style-name="fr1" draw:name="Объект33" text:anchor-type="as-char" svg:y="-0.386cm" svg:width="5.032cm" svg:height="0.542cm" draw:z-index="17"><draw:object xlink:href="./Object 33" xlink:type="simple" xlink:show="embed" xlink:actuate="onLoad"/><draw:image xlink:href="./ObjectReplacements/Object 33" xlink:type="simple" xlink:show="embed" xlink:actuate="onLoad"/></draw:frame></text:p>
        </text:list-item>
        <text:list-item>
          <text:p text:style-name="P6"><text:span text:style-name="T3">Уравнение стоячей волны</text:span> (формула) —<draw:frame draw:style-name="fr1" draw:name="Объект34" text:anchor-type="as-char" svg:y="-0.386cm" svg:width="4.821cm" svg:height="0.508cm" draw:z-index="18"><draw:object xlink:href="./Object 34" xlink:type="simple" xlink:show="embed" xlink:actuate="onLoad"/><draw:image xlink:href="./ObjectReplacements/Object 34" xlink:type="simple" xlink:show="embed" xlink:actuate="onLoad"/></draw:frame></text:p>
        </text:list-item>
        <text:list-item>
          <text:p text:style-name="P11"><text:span text:style-name="T3">Пучность</text:span><text:span text:style-name="T1"> </text:span>(определение) — <text:span text:style-name="T21">точка стоячей волны, колеблющаяся с максимальной амплитудой.</text:span></text:p>
        </text:list-item>
        <text:list-item>
          <text:p text:style-name="P6"><text:span text:style-name="T3">Узел</text:span><text:span text:style-name="T1"> </text:span>(определение) — <text:span text:style-name="T21">неподвижная точка стоячей волны.</text:span></text:p>
        </text:list-item>
        <text:list-item>
          <text:p text:style-name="P5"><text:span text:style-name="T25">Принцип Гюйгенса – Френеля</text:span><text:span text:style-name="T23"> — </text:span><text:span text:style-name="T26">к</text:span><text:span text:style-name="T23">аждый элемент волнового фронта можно рассматривать как центр вторичн</text:span><text:span text:style-name="T26">ых</text:span><text:span text:style-name="T23"> волны, а результирующее поле в каждой точке пространства будет определяться интерференцией этих волн. </text:span></text:p>
        </text:list-item>
        <text:list-item>
          <text:p text:style-name="P6"><text:soft-page-break/><text:span text:style-name="T3">Слышимый звук</text:span><text:span text:style-name="T1"> </text:span>(определение) — <text:span text:style-name="T29">волны, частота которых принадлежит отрезку</text:span><text:span text:style-name="T29"><draw:frame draw:style-name="fr1" draw:name="Объект35" text:anchor-type="as-char" svg:y="-0.377cm" svg:width="3.022cm" svg:height="0.482cm" draw:z-index="19"><draw:object xlink:href="./Object 35" xlink:type="simple" xlink:show="embed" xlink:actuate="onLoad"/><draw:image xlink:href="./ObjectReplacements/Object 35" xlink:type="simple" xlink:show="embed" xlink:actuate="onLoad"/></draw:frame></text:span><text:span text:style-name="T29">.</text:span></text:p>
        </text:list-item>
        <text:list-item>
          <text:p text:style-name="P6"><text:span text:style-name="T3">Инфразвук</text:span><text:span text:style-name="T1"> </text:span>(определение) — <text:span text:style-name="T20">волны, с частотой менее 20 Гц.</text:span></text:p>
        </text:list-item>
        <text:list-item>
          <text:p text:style-name="P6"><text:span text:style-name="T3">Ультразвук</text:span><text:span text:style-name="T1"> </text:span>(определение) — <text:span text:style-name="T20">волны, с частотой более 20 кГц.</text:span></text:p>
        </text:list-item>
        <text:list-item>
          <text:p text:style-name="P6"><text:span text:style-name="T3">Эффект Доплера</text:span> (формула)</text:p>
          <text:list>
            <text:list-item>
              <text:p text:style-name="P23">нерелятивистский<draw:frame draw:style-name="fr1" draw:name="Объект36" text:anchor-type="as-char" svg:y="-0.683cm" svg:width="3.464cm" svg:height="1.124cm" draw:z-index="20"><draw:object xlink:href="./Object 36" xlink:type="simple" xlink:show="embed" xlink:actuate="onLoad"/><draw:image xlink:href="./ObjectReplacements/Object 36" xlink:type="simple" xlink:show="embed" xlink:actuate="onLoad"/></draw:frame></text:p>
            </text:list-item>
            <text:list-item>
              <text:p text:style-name="P23">релятивистский<draw:frame draw:style-name="fr1" draw:name="Объект37" text:anchor-type="as-char" svg:y="-0.706cm" svg:width="3.052cm" svg:height="1.085cm" draw:z-index="21"><draw:object xlink:href="./Object 37" xlink:type="simple" xlink:show="embed" xlink:actuate="onLoad"/><draw:image xlink:href="./ObjectReplacements/Object 37" xlink:type="simple" xlink:show="embed" xlink:actuate="onLoad"/></draw:frame></text:p>
            </text:list-item>
          </text:list>
        </text:list-item>
        <text:list-item>
          <text:p text:style-name="P6"><text:span text:style-name="T3">Громкость</text:span><text:span text:style-name="T1"> </text:span>(определение) — <text:span text:style-name="T21">абсолютная величина слухового ощущения, определяемая амплитудой колебаний в звуковой волне.</text:span></text:p>
        </text:list-item>
        <text:list-item>
          <text:p text:style-name="P6"><text:span text:style-name="T3">Высота</text:span><text:span text:style-name="T1"> </text:span>(определение) — <text:span text:style-name="T22">свойство звука, определяемое частотой колебаний в звуковой волне.</text:span></text:p>
        </text:list-item>
        <text:list-item>
          <text:p text:style-name="P6"><text:span text:style-name="T3">Обертон</text:span><text:span text:style-name="T1"> </text:span>(определение) — <text:span text:style-name="T22">призвуки, входящие в спектр музыкального звука.</text:span></text:p>
        </text:list-item>
        <text:list-item>
          <text:p text:style-name="P13"><text:span text:style-name="T3">Гармоника</text:span><text:span text:style-name="T1"> </text:span>(определение) — <text:span text:style-name="T13">звук, который создаёт акустическая система, когда колеблется </text:span><text:span text:style-name="T15">не </text:span><text:span text:style-name="T13">с низшей возможной для неё </text:span><text:span text:style-name="T15">частотой. </text:span><text:span text:style-name="T15"><draw:frame draw:style-name="fr1" draw:name="Объект41" text:anchor-type="as-char" svg:y="-0.619cm" svg:width="3.738cm" svg:height="0.998cm" draw:z-index="24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/text:p>
        </text:list-item>
        <text:list-item>
          <text:p text:style-name="P5"><text:span text:style-name="T25">Основной тон</text:span><text:span text:style-name="T24"> </text:span><text:span text:style-name="T23">(определение) — </text:span><text:span text:style-name="T13">звук, который создаёт акустическая система, когда колеблется с низшей возможной для неё </text:span><text:span text:style-name="T15">частотой. </text:span><text:span text:style-name="T15"><draw:frame draw:style-name="fr1" draw:name="Объект40" text:anchor-type="as-char" svg:y="-0.619cm" svg:width="1.27cm" svg:height="0.998cm" draw:z-index="22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  </text:list-item>
        <text:list-item>
          <text:p text:style-name="P16"><text:span text:style-name="T3">Резонанс</text:span> (определение) — <text:span text:style-name="T28">явление совпадения частоты внешней силы с собственной частотой колебаний.</text:span></text:p>
        </text:list-item>
        <text:list-item>
          <text:p text:style-name="P16"><text:span text:style-name="T3">Формула Томсона</text:span> — <draw:frame draw:style-name="fr1" draw:name="Объект38" text:anchor-type="as-char" svg:y="-0.425cm" svg:width="2.522cm" svg:height="0.547cm" draw:z-index="25"><draw:object xlink:href="./Object 38" xlink:type="simple" xlink:show="embed" xlink:actuate="onLoad"/><draw:image xlink:href="./ObjectReplacements/Object 38" xlink:type="simple" xlink:show="embed" xlink:actuate="onLoad"/></draw:frame></text:p>
        </text:list-item>
        <text:list-item>
          <text:p text:style-name="P6"><text:span text:style-name="T3">Шаговое напряжение</text:span> (определение) — <text:s/>напряжение, обусловленное электрическим током, протекающим по земле или по токопроводящему полу, и равное разности потенциалов между двумя точками поверхности земли (пола), находящимися на расстоянии одного шага человека.</text:p>
        </text:list-item>
        <text:list-item>
          <text:p text:style-name="P6"><text:span text:style-name="T3">Тембр</text:span> (определение) — <text:span text:style-name="T22">характеристика музыкального звука, определяемая числом обертонов и их амплитудами.</text:span></text:p>
        </text:list-item>
        <text:list-item>
          <text:p text:style-name="P6"><text:span text:style-name="T3">Монохроматическая волна</text:span> (определение) — <text:span text:style-name="T30">физическая модель, означающая, что в спектр волны входит всего одна составляющая по частоте.</text:span></text:p>
        </text:list-item>
        <text:list-item>
          <text:p text:style-name="P15"><text:span text:style-name="T3">Закон преломления волны</text:span> (определение) — </text:p>
          <text:list>
            <text:list-item>
              <text:p text:style-name="P24">отношение синуса угла падения к синусу угла преломления есть величина постоянная для двух сред</text:p>
            </text:list-item>
            <text:list-item>
              <text:p text:style-name="P24">падающий луч, луч преломленный и перпендикуляр, восставленный в точке падения, лежат в одной плоскости.</text:p>
            </text:list-item>
          </text:list>
        </text:list-item>
        <text:list-item>
          <text:p text:style-name="P15"><text:span text:style-name="T3">Закон отражения волны</text:span> (определение) — </text:p>
          <text:list>
            <text:list-item>
              <text:p text:style-name="P24">угол падения равен углу отражения</text:p>
            </text:list-item>
            <text:list-item>
              <text:p text:style-name="P24">падающий луч, луч отраженный и перпендикуляр, восставленный в точке падения, лежат в одной плоскости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033cm" draw:rotation="450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3000 3000" svg:d="M1500 0l1500 2789v211h-114l-1286-2392v2392h-200v-2392l-1286 2392h-114v-211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2" draw:display-name="Dashed (var) 2" draw:style="rect" draw:dots1="1" draw:dots1-length="0.029cm" draw:dots2="1" draw:dots2-length="0.029cm" draw:distance="0.029cm"/>
    <draw:stroke-dash draw:name="Dashed_20__28_var_29__20_3" draw:display-name="Dashed (var) 3" draw:style="rect" draw:dots1="1" draw:dots1-length="0.029cm" draw:dots2="1" draw:dots2-length="0.029cm" draw:distance="0.029cm"/>
    <draw:stroke-dash draw:name="Dashed_20__28_var_29__20_4" draw:display-name="Dashed (var) 4" draw:style="rect" draw:dots1="1" draw:dots1-length="0.029cm" draw:dots2="1" draw:dots2-length="0.029cm" draw:distance="0.029cm"/>
    <draw:stroke-dash draw:name="Dashed_20__28_var_29__20_5" draw:display-name="Dashed (var) 5" draw:style="rect" draw:dots1="1" draw:dots1-length="0.029cm" draw:dots2="1" draw:dots2-length="0.029cm" draw:distance="0.029cm"/>
    <draw:stroke-dash draw:name="Dashed_20__28_var_29__20_6" draw:display-name="Dashed (var) 6" draw:style="rect" draw:dots1="1" draw:dots1-length="0.029cm" draw:dots2="1" draw:dots2-length="0.029cm" draw:distance="0.029cm"/>
    <draw:stroke-dash draw:name="Dashed_20__28_var_29__20_7" draw:display-name="Dashed (var) 7" draw:style="rect" draw:dots1="1" draw:dots1-length="0.029cm" draw:dots2="1" draw:dots2-length="0.029cm" draw:distance="0.029cm"/>
    <draw:stroke-dash draw:name="Dashed_20__28_var_29__20_8" draw:display-name="Dashed (var) 8" draw:style="rect" draw:dots1="1" draw:dots1-length="0.029cm" draw:dots2="1" draw:dots2-length="0.029cm" draw:distance="0.029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58cm" fo:margin-bottom="5.775cm" fo:margin-left="0.596cm" fo:margin-right="1.37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26</meta:editing-cycles>
    <meta:creation-date>2018-10-20T06:58:00</meta:creation-date>
    <dc:date>2018-11-11T21:45:21.506993452</dc:date>
    <meta:editing-duration>PT3H58M27S</meta:editing-duration>
    <meta:generator>LibreOffice/6.0.6.2$Linux_X86_64 LibreOffice_project/00m0$Build-2</meta:generator>
    <meta:print-date>2018-11-11T21:41:39.417672702</meta:print-date>
    <meta:document-statistic meta:table-count="1" meta:image-count="0" meta:object-count="26" meta:page-count="3" meta:paragraph-count="78" meta:word-count="759" meta:character-count="6291" meta:non-whitespace-character-count="5597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9231E985.dotm" xlink:href=""/>
  </office:meta>
</office:document-meta>
</file>

<file path=Object 1/content.xml><?xml version="1.0" encoding="utf-8"?>
<math xmlns="http://www.w3.org/1998/Math/MathML" display="block">
  <semantics>
    <mrow>
      <mi>T</mi>
      <mo stretchy="false">=</mo>
      <mstyle mathsize="7pt">
        <mfrac>
          <mi>t</mi>
          <mi>N</mi>
        </mfrac>
      </mstyle>
      <mo stretchy="false">=</mo>
      <mstyle mathsize="7pt">
        <mfrac>
          <mrow>
            <mn>2</mn>
            <mi>π</mi>
          </mrow>
          <mi>ω</mi>
        </mfrac>
      </mstyle>
    </mrow>
    <annotation encoding="StarMath 5.0">T = size 7{ t over N } = size 7 {{2 %ipi} over %iomega}</annotation>
  </semantics>
</math>
</file>

<file path=Object 10/content.xml><?xml version="1.0" encoding="utf-8"?>
<math xmlns="http://www.w3.org/1998/Math/MathML" display="block">
  <semantics>
    <msub>
      <mi>φ</mi>
      <mn>0</mn>
    </msub>
    <annotation encoding="StarMath 5.0">%ivarphi_0</annotation>
  </semantics>
</math>
</file>

<file path=Object 11/content.xml><?xml version="1.0" encoding="utf-8"?>
<math xmlns="http://www.w3.org/1998/Math/MathML" display="block">
  <semantics>
    <mrow>
      <mrow>
        <mi>x</mi>
        <mo stretchy="false">=</mo>
        <msub>
          <mi>x</mi>
          <mi mathvariant="italic">max</mi>
        </msub>
      </mrow>
      <mi>cos</mi>
      <mrow>
        <mo fence="true" stretchy="false">(</mo>
        <mrow>
          <mrow>
            <msub>
              <mi>ω</mi>
              <mn>0</mn>
            </msub>
            <mrow>
              <mi>t</mi>
              <mo stretchy="false">+</mo>
              <msub>
                <mi>φ</mi>
                <mn>0</mn>
              </msub>
            </mrow>
          </mrow>
        </mrow>
        <mo fence="true" stretchy="false">)</mo>
      </mrow>
    </mrow>
    <annotation encoding="StarMath 5.0">x = x_max cos( %iomega_0 t +%ivarphi_0 )</annotation>
  </semantics>
</math>
</file>

<file path=Object 12/content.xml><?xml version="1.0" encoding="utf-8"?>
<math xmlns="http://www.w3.org/1998/Math/MathML" display="block">
  <semantics>
    <mrow>
      <mrow>
        <mi>x</mi>
        <mo stretchy="false">=</mo>
        <mi>A</mi>
      </mrow>
      <mi>cos</mi>
      <mrow>
        <mo fence="true" stretchy="false">(</mo>
        <mrow>
          <mrow>
            <msub>
              <mi>ω</mi>
              <mn>0</mn>
            </msub>
            <mrow>
              <mi>t</mi>
              <mo stretchy="false">+</mo>
              <msub>
                <mi>φ</mi>
                <mn>0</mn>
              </msub>
            </mrow>
          </mrow>
        </mrow>
        <mo fence="true" stretchy="false">)</mo>
      </mrow>
    </mrow>
    <annotation encoding="StarMath 5.0">x = A cos( %iomega_0 t +%ivarphi_0 )</annotation>
  </semantics>
</math>
</file>

<file path=Object 13/content.xml><?xml version="1.0" encoding="utf-8"?>
<math xmlns="http://www.w3.org/1998/Math/MathML" display="block">
  <semantics>
    <mrow>
      <mrow>
        <mi>v</mi>
        <mo stretchy="false">=</mo>
        <mrow>
          <mo stretchy="false">−</mo>
          <mi>A</mi>
        </mrow>
      </mrow>
      <msub>
        <mi>ω</mi>
        <mn>0</mn>
      </msub>
      <mi>sin</mi>
      <mrow>
        <mrow>
          <mo fence="true" stretchy="false">(</mo>
          <mrow>
            <mrow>
              <msub>
                <mi>ω</mi>
                <mn>0</mn>
              </msub>
              <mrow>
                <mi>t</mi>
                <mo stretchy="false">+</mo>
                <msub>
                  <mi>φ</mi>
                  <mn>0</mn>
                </msub>
              </mrow>
            </mrow>
          </mrow>
          <mo fence="true" stretchy="false">)</mo>
        </mrow>
        <mo stretchy="false">=</mo>
        <mi>A</mi>
      </mrow>
      <msub>
        <mi>ω</mi>
        <mn>0</mn>
      </msub>
      <mi>cos</mi>
      <mrow>
        <mo fence="true" stretchy="false">(</mo>
        <mrow>
          <mrow>
            <msub>
              <mi>ω</mi>
              <mn>0</mn>
            </msub>
            <mrow>
              <mi>t</mi>
              <mo stretchy="false">+</mo>
              <msub>
                <mi>φ</mi>
                <mn>0</mn>
              </msub>
              <mo stretchy="false">+</mo>
              <mstyle mathsize="7pt">
                <mfrac>
                  <mi>π</mi>
                  <mn>2</mn>
                </mfrac>
              </mstyle>
            </mrow>
          </mrow>
        </mrow>
        <mo fence="true" stretchy="false">)</mo>
      </mrow>
    </mrow>
    <annotation encoding="StarMath 5.0">v =  - A %iomega_0 sin( %iomega_0 t +%ivarphi_0 ) =  A %iomega_0 cos( %iomega_0 t +%ivarphi_0 +size 7 {%pi over 2})</annotation>
  </semantics>
</math>
</file>

<file path=Object 14/content.xml><?xml version="1.0" encoding="utf-8"?>
<math xmlns="http://www.w3.org/1998/Math/MathML" display="block">
  <semantics>
    <mrow>
      <mrow>
        <mi>a</mi>
        <mo stretchy="false">=</mo>
        <mrow>
          <mo stretchy="false">−</mo>
          <mi>A</mi>
        </mrow>
      </mrow>
      <msubsup>
        <mi>ω</mi>
        <mn>0</mn>
        <mn>2</mn>
      </msubsup>
      <mi>cos</mi>
      <mrow>
        <mrow>
          <mo fence="true" stretchy="false">(</mo>
          <mrow>
            <mrow>
              <msub>
                <mi>ω</mi>
                <mn>0</mn>
              </msub>
              <mrow>
                <mi>t</mi>
                <mo stretchy="false">+</mo>
                <msub>
                  <mi>φ</mi>
                  <mn>0</mn>
                </msub>
              </mrow>
            </mrow>
          </mrow>
          <mo fence="true" stretchy="false">)</mo>
        </mrow>
        <mo stretchy="false">=</mo>
        <mi>A</mi>
      </mrow>
      <msubsup>
        <mi>ω</mi>
        <mn>0</mn>
        <mn>2</mn>
      </msubsup>
      <mi>sin</mi>
      <mrow>
        <mo fence="true" stretchy="false">(</mo>
        <mrow>
          <mrow>
            <msub>
              <mi>ω</mi>
              <mn>0</mn>
            </msub>
            <mrow>
              <mi>t</mi>
              <mo stretchy="false">+</mo>
              <msub>
                <mi>φ</mi>
                <mn>0</mn>
              </msub>
              <mo stretchy="false">−</mo>
              <mstyle mathsize="7pt">
                <mfrac>
                  <mi>π</mi>
                  <mn>2</mn>
                </mfrac>
              </mstyle>
            </mrow>
          </mrow>
        </mrow>
        <mo fence="true" stretchy="false">)</mo>
      </mrow>
    </mrow>
    <annotation encoding="StarMath 5.0">a = - A %iomega_0^2cos( %iomega_0 t +%ivarphi_0 ) = A %iomega_0^2sin( %iomega_0 t + %ivarphi_0 - size 7{%ipi over 2})</annotation>
  </semantics>
</math>
</file>

<file path=Object 15/content.xml><?xml version="1.0" encoding="utf-8"?>
<math xmlns="http://www.w3.org/1998/Math/MathML" display="block">
  <semantics>
    <mrow>
      <mrow>
        <mi>q</mi>
        <mo stretchy="false">=</mo>
        <msub>
          <mi>q</mi>
          <mi mathvariant="italic">max</mi>
        </msub>
      </mrow>
      <mi>cos</mi>
      <mrow>
        <mo fence="true" stretchy="false">(</mo>
        <mrow>
          <mrow>
            <msub>
              <mi>ω</mi>
              <mn>0</mn>
            </msub>
            <mrow>
              <mi>t</mi>
              <mo stretchy="false">+</mo>
              <msub>
                <mi>φ</mi>
                <mn>0</mn>
              </msub>
            </mrow>
          </mrow>
        </mrow>
        <mo fence="true" stretchy="false">)</mo>
      </mrow>
    </mrow>
    <annotation encoding="StarMath 5.0">q = q_max cos( %iomega_0 t +%ivarphi_0 )</annotation>
  </semantics>
</math>
</file>

<file path=Object 16/content.xml><?xml version="1.0" encoding="utf-8"?>
<math xmlns="http://www.w3.org/1998/Math/MathML" display="block">
  <semantics>
    <mrow>
      <mrow>
        <mi>I</mi>
        <mo stretchy="false">=</mo>
        <mrow>
          <mo stretchy="false">−</mo>
          <msub>
            <mi>q</mi>
            <mi mathvariant="italic">max</mi>
          </msub>
        </mrow>
      </mrow>
      <msub>
        <mi>ω</mi>
        <mn>0</mn>
      </msub>
      <mi>sin</mi>
      <mrow>
        <mrow>
          <mo fence="true" stretchy="false">(</mo>
          <mrow>
            <mrow>
              <msub>
                <mi>ω</mi>
                <mn>0</mn>
              </msub>
              <mrow>
                <mi>t</mi>
                <mo stretchy="false">+</mo>
                <msub>
                  <mi>φ</mi>
                  <mn>0</mn>
                </msub>
              </mrow>
            </mrow>
          </mrow>
          <mo fence="true" stretchy="false">)</mo>
        </mrow>
        <mo stretchy="false">=</mo>
        <msub>
          <mi>q</mi>
          <mi mathvariant="italic">max</mi>
        </msub>
      </mrow>
      <msubsup>
        <mi>ω</mi>
        <mn>0</mn>
        <mn>2</mn>
      </msubsup>
      <mi>cos</mi>
      <mrow>
        <mo fence="true" stretchy="false">(</mo>
        <mrow>
          <mrow>
            <msub>
              <mi>ω</mi>
              <mn>0</mn>
            </msub>
            <mrow>
              <mi>t</mi>
              <mo stretchy="false">+</mo>
              <msub>
                <mi>φ</mi>
                <mn>0</mn>
              </msub>
              <mo stretchy="false">+</mo>
              <mstyle mathsize="7pt">
                <mfrac>
                  <mi>π</mi>
                  <mn>2</mn>
                </mfrac>
              </mstyle>
            </mrow>
          </mrow>
        </mrow>
        <mo fence="true" stretchy="false">)</mo>
      </mrow>
    </mrow>
    <annotation encoding="StarMath 5.0">I = - q_max %iomega_0 sin( %iomega_0 t +%ivarphi_0 ) = q_max %iomega_0^2 cos( %iomega_0 t +%ivarphi_0 + size 7{%ipi over 2} )</annotation>
  </semantics>
</math>
</file>

<file path=Object 17/content.xml><?xml version="1.0" encoding="utf-8"?>
<math xmlns="http://www.w3.org/1998/Math/MathML" display="block">
  <semantics>
    <mrow>
      <mrow>
        <mi>U</mi>
        <mo stretchy="false">=</mo>
        <mfrac>
          <mi>q</mi>
          <mi>c</mi>
        </mfrac>
        <mo stretchy="false">=</mo>
        <mfrac>
          <msub>
            <mi>q</mi>
            <mi mathvariant="italic">max</mi>
          </msub>
          <mi>c</mi>
        </mfrac>
      </mrow>
      <msub>
        <mi>ω</mi>
        <mn>0</mn>
      </msub>
      <mi>cos</mi>
      <mrow>
        <mo fence="true" stretchy="false">(</mo>
        <mrow>
          <mrow>
            <msub>
              <mi>ω</mi>
              <mn>0</mn>
            </msub>
            <mrow>
              <mi>t</mi>
              <mo stretchy="false">+</mo>
              <msub>
                <mi>φ</mi>
                <mn>0</mn>
              </msub>
            </mrow>
          </mrow>
        </mrow>
        <mo fence="true" stretchy="false">)</mo>
      </mrow>
    </mrow>
    <annotation encoding="StarMath 5.0">U = q over c = q_max over c %iomega_0 cos( %iomega_0 t +%ivarphi_0 ) </annotation>
  </semantics>
</math>
</file>

<file path=Object 18/content.xml><?xml version="1.0" encoding="utf-8"?>
<math xmlns="http://www.w3.org/1998/Math/MathML" display="block">
  <semantics>
    <mi>c</mi>
    <annotation encoding="StarMath 5.0">c</annotation>
  </semantics>
</math>
</file>

<file path=Object 23/content.xml><?xml version="1.0" encoding="utf-8"?>
<math xmlns="http://www.w3.org/1998/Math/MathML" display="block">
  <semantics>
    <mrow>
      <mrow>
        <msub>
          <mi>I</mi>
          <mi mathvariant="italic">дей</mi>
        </msub>
        <mo stretchy="false">=</mo>
        <mfrac>
          <msub>
            <mi>I</mi>
            <mi mathvariant="italic">max</mi>
          </msub>
          <msqrt>
            <mn>2</mn>
          </msqrt>
        </mfrac>
      </mrow>
      <mi>;</mi>
      <mspace width="4em"/>
      <mrow>
        <msub>
          <mi>U</mi>
          <mi mathvariant="italic">дей</mi>
        </msub>
        <mo stretchy="false">=</mo>
        <mfrac>
          <msub>
            <mi>U</mi>
            <mi mathvariant="italic">max</mi>
          </msub>
          <msqrt>
            <mn>2</mn>
          </msqrt>
        </mfrac>
      </mrow>
    </mrow>
    <annotation encoding="StarMath 5.0">I_дей = I_max over sqrt 2;~~U_дей = U_max over sqrt 2</annotation>
  </semantics>
</math>
</file>

<file path=Object 26/content.xml><?xml version="1.0" encoding="utf-8"?>
<math xmlns="http://www.w3.org/1998/Math/MathML" display="block">
  <semantics>
    <msub>
      <mi mathvariant="normal">ξ</mi>
      <mi mathvariant="italic">ind</mi>
    </msub>
    <annotation encoding="StarMath 5.0">%xi_ind</annotation>
  </semantics>
</math>
</file>

<file path=Object 27/content.xml><?xml version="1.0" encoding="utf-8"?>
<math xmlns="http://www.w3.org/1998/Math/MathML" display="block">
  <semantics>
    <mrow>
      <msub>
        <mi mathvariant="normal">ξ</mi>
        <mi mathvariant="italic">ind</mi>
      </msub>
      <mo stretchy="false">=</mo>
      <mrow>
        <mo stretchy="false">−</mo>
        <mfrac>
          <mrow>
            <mi>d</mi>
            <mi>Φ</mi>
          </mrow>
          <mrow>
            <mi>d</mi>
            <mi>t</mi>
          </mrow>
        </mfrac>
      </mrow>
    </mrow>
    <annotation encoding="StarMath 5.0">%xi_ind = - {{ d %iPHI }over { d t }}</annotation>
  </semantics>
</math>
</file>

<file path=Object 31/content.xml><?xml version="1.0" encoding="utf-8"?>
<math xmlns="http://www.w3.org/1998/Math/MathML" display="block">
  <semantics>
    <mrow>
      <mrow>
        <mi>v</mi>
        <mo stretchy="false">=</mo>
        <mi>λ</mi>
      </mrow>
      <mi>ν</mi>
    </mrow>
    <annotation encoding="StarMath 5.0">v = %lambda %nu</annotation>
  </semantics>
</math>
</file>

<file path=Object 32/content.xml><?xml version="1.0" encoding="utf-8"?>
<math xmlns="http://www.w3.org/1998/Math/MathML" display="block">
  <semantics>
    <mrow>
      <mrow>
        <mi>λ</mi>
        <mo stretchy="false">=</mo>
        <mi>v</mi>
      </mrow>
      <mi>T</mi>
    </mrow>
    <annotation encoding="StarMath 5.0">%lambda  = v T</annotation>
  </semantics>
</math>
</file>

<file path=Object 33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sub>
              <mi>ω</mi>
              <mn>0</mn>
            </msub>
            <mrow>
              <mi>t</mi>
              <mo stretchy="false">−</mo>
              <mi>k</mi>
            </mrow>
            <mrow>
              <mi>x</mi>
              <mo stretchy="false">+</mo>
              <msub>
                <mi>l</mi>
                <mn>0</mn>
              </msub>
            </mrow>
          </mrow>
        </mrow>
        <mo fence="true" stretchy="false">)</mo>
      </mrow>
    </mrow>
    <annotation encoding="StarMath 5.0">S( x, t ) = A cos( %omega_0 t -k x + l_0 )</annotation>
  </semantics>
</math>
</file>

<file path=Object 3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sin</mi>
      <mrow>
        <mo fence="true" stretchy="false">(</mo>
        <mrow>
          <mrow>
            <mi>ω</mi>
            <mi>t</mi>
          </mrow>
        </mrow>
        <mo fence="true" stretchy="false">)</mo>
      </mrow>
      <mi>sin</mi>
      <mrow>
        <mo fence="true" stretchy="false">(</mo>
        <mrow>
          <mrow>
            <mi>k</mi>
            <mi>x</mi>
          </mrow>
        </mrow>
        <mo fence="true" stretchy="false">)</mo>
      </mrow>
    </mrow>
    <annotation encoding="StarMath 5.0">S( x,t ) = A sin( %omega t ) sin ( k x )</annotation>
  </semantics>
</math>
</file>

<file path=Object 35/content.xml><?xml version="1.0" encoding="utf-8"?>
<math xmlns="http://www.w3.org/1998/Math/MathML" display="block">
  <semantics>
    <mrow>
      <mo fence="true" stretchy="false">[</mo>
      <mrow>
        <mrow>
          <mn>20</mn>
          <mi mathvariant="italic">Гц</mi>
          <mi>;</mi>
          <mspace width="2em"/>
          <mn>20</mn>
          <mi mathvariant="italic">кГц</mi>
        </mrow>
      </mrow>
      <mo fence="true" stretchy="false">]</mo>
    </mrow>
    <annotation encoding="StarMath 5.0">[ 20 Гц;~20 кГц ]</annotation>
  </semantics>
</math>
</file>

<file path=Object 36/content.xml><?xml version="1.0" encoding="utf-8"?>
<math xmlns="http://www.w3.org/1998/Math/MathML" display="block">
  <semantics>
    <mrow>
      <mrow>
        <msub>
          <mi>f</mi>
          <mi mathvariant="italic">набл</mi>
        </msub>
        <mo stretchy="false">=</mo>
        <mfrac>
          <mrow>
            <msub>
              <mi>v</mi>
              <mi mathvariant="italic">зв</mi>
            </msub>
            <mo stretchy="false">+</mo>
            <msub>
              <mi>v</mi>
              <mi mathvariant="italic">набл</mi>
            </msub>
          </mrow>
          <mrow>
            <msub>
              <mi>v</mi>
              <mi mathvariant="italic">зв</mi>
            </msub>
            <mo stretchy="false">−</mo>
            <msub>
              <mi>v</mi>
              <mi mathvariant="italic">ист</mi>
            </msub>
          </mrow>
        </mfrac>
      </mrow>
      <msub>
        <mi>f</mi>
        <mi mathvariant="italic">ист</mi>
      </msub>
    </mrow>
    <annotation encoding="StarMath 5.0">f_набл = { v_зв + v_набл } over { v_зв - v_ист } f_ист</annotation>
  </semantics>
</math>
</file>

<file path=Object 37/content.xml><?xml version="1.0" encoding="utf-8"?>
<math xmlns="http://www.w3.org/1998/Math/MathML" display="block">
  <semantics>
    <mrow>
      <mrow>
        <msub>
          <mi>f</mi>
          <mi mathvariant="italic">набл</mi>
        </msub>
        <mo stretchy="false">=</mo>
        <msqrt>
          <mfrac>
            <mrow>
              <mi>c</mi>
              <mo stretchy="false">+</mo>
              <mi>v</mi>
            </mrow>
            <mrow>
              <mi>c</mi>
              <mo stretchy="false">−</mo>
              <mi>v</mi>
            </mrow>
          </mfrac>
        </msqrt>
      </mrow>
      <msub>
        <mi>f</mi>
        <mi mathvariant="italic">ист</mi>
      </msub>
    </mrow>
    <annotation encoding="StarMath 5.0">f_набл = sqrt{ {c + v} over {c - v} } f_ист</annotation>
  </semantics>
</math>
</file>

<file path=Object 38/content.xml><?xml version="1.0" encoding="utf-8"?>
<math xmlns="http://www.w3.org/1998/Math/MathML" display="block">
  <semantics>
    <mrow>
      <mrow>
        <mi>T</mi>
        <mo stretchy="false">=</mo>
        <mn>2</mn>
      </mrow>
      <mi>π</mi>
      <msqrt>
        <mrow>
          <mo fence="true" stretchy="false">(</mo>
          <mrow>
            <mi mathvariant="italic">LC</mi>
          </mrow>
          <mo fence="true" stretchy="false">)</mo>
        </mrow>
      </msqrt>
    </mrow>
    <annotation encoding="StarMath 5.0">T = 2%pi sqrt( LC )</annotation>
  </semantics>
</math>
</file>

<file path=Object 39/content.xml><?xml version="1.0" encoding="utf-8"?>
<math xmlns="http://www.w3.org/1998/Math/MathML" display="block">
  <semantics>
    <mrow>
      <mrow>
        <mrow>
          <mo fence="true" stretchy="false">⟨</mo>
          <mrow>
            <mi>p</mi>
          </mrow>
          <mo fence="true" stretchy="false">⟩</mo>
        </mrow>
        <mo stretchy="false">=</mo>
        <msub>
          <mi>I</mi>
          <mi>д</mi>
        </msub>
      </mrow>
      <msub>
        <mi>U</mi>
        <mi>д</mi>
      </msub>
      <mi>cos</mi>
      <msub>
        <mi>ϕ</mi>
        <mi>c</mi>
      </msub>
    </mrow>
    <annotation encoding="StarMath 5.0">langle p rangle = I_д U_д cos %iphi_c</annotation>
  </semantics>
</math>
</file>

<file path=Object 40/content.xml><?xml version="1.0" encoding="utf-8"?>
<math xmlns="http://www.w3.org/1998/Math/MathML" display="block">
  <semantics>
    <mrow>
      <mi>ν</mi>
      <mo stretchy="false">=</mo>
      <mfrac>
        <mi>v</mi>
        <mrow>
          <mn>2</mn>
          <mi>l</mi>
        </mrow>
      </mfrac>
    </mrow>
    <annotation encoding="StarMath 5.0">%nu = v over { 2 l } </annotation>
  </semantics>
</math>
</file>

<file path=Object 41/content.xml><?xml version="1.0" encoding="utf-8"?>
<math xmlns="http://www.w3.org/1998/Math/MathML" display="block">
  <semantics>
    <mrow>
      <mrow>
        <mi>ν</mi>
        <mo stretchy="false">=</mo>
        <mrow>
          <mfrac>
            <mi>v</mi>
            <mrow>
              <mn>2</mn>
              <mi>l</mi>
            </mrow>
          </mfrac>
          <mo stretchy="false">⋅</mo>
          <mi>n</mi>
        </mrow>
      </mrow>
      <mi>,</mi>
      <mspace width="2em"/>
      <mrow>
        <mi>n</mi>
        <mo stretchy="false">∈</mo>
        <mrow>
          <mi mathvariant="normal">ℕ</mi>
          <mo stretchy="false">∖</mo>
          <mrow>
            <mo fence="true" stretchy="false">{</mo>
            <mrow>
              <mn>1</mn>
            </mrow>
            <mo fence="true" stretchy="false">}</mo>
          </mrow>
        </mrow>
      </mrow>
    </mrow>
    <annotation encoding="StarMath 5.0">%nu = v over { 2 l } cdot n, ~n in setN  setminus { lbrace 1 rbrace  }</annotation>
  </semantics>
</math>
</file>

<file path=Object 8/content.xml><?xml version="1.0" encoding="utf-8"?>
<math xmlns="http://www.w3.org/1998/Math/MathML" display="block">
  <semantics>
    <mrow>
      <mi>ν</mi>
      <mo stretchy="false">=</mo>
      <mstyle mathsize="7pt">
        <mfrac>
          <mn>1</mn>
          <mi>T</mi>
        </mfrac>
      </mstyle>
      <mo stretchy="false">=</mo>
      <mstyle mathsize="7pt">
        <mfrac>
          <mi>N</mi>
          <mi>t</mi>
        </mfrac>
      </mstyle>
      <mo stretchy="false">=</mo>
      <mstyle mathsize="8pt">
        <mfrac>
          <mi>ω</mi>
          <mrow>
            <mn>2</mn>
            <mi>π</mi>
          </mrow>
        </mfrac>
      </mstyle>
    </mrow>
    <annotation encoding="StarMath 5.0">%inu = size 7 { 1 over T } = size 7{ N over t } = size 8{ %omega over {2%pi} }</annotation>
  </semantics>
</math>
</file>

<file path=Object 9/content.xml><?xml version="1.0" encoding="utf-8"?>
<math xmlns="http://www.w3.org/1998/Math/MathML" display="block">
  <semantics>
    <mrow>
      <msub>
        <mi>ω</mi>
        <mn>0</mn>
      </msub>
      <mrow>
        <mi>t</mi>
        <mo stretchy="false">+</mo>
        <msub>
          <mi>φ</mi>
          <mn>0</mn>
        </msub>
      </mrow>
    </mrow>
    <annotation encoding="StarMath 5.0">%iomega_0 t + %ivarphi_0</annotation>
  </semantics>
</math>
</file>